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254.71mm" svg:height="134.97mm" svg:x="84.21mm" svg:y="9.03mm">
            <loext:p draw:notify-on-update-of-ranges="Feuille1.B18:Feuille1.B19 Feuille1.B19:Feuille1.B31 Feuille1.C18:Feuille1.C18 Feuille1.C19:Feuille1.C31 Feuille1.D18:Feuille1.D18 Feuille1.D19:Feuille1.D3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 table:number-rows-repeated="17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xSP (SPMF)</text:p>
          </table:table-cell>
          <table:table-cell office:value-type="string" calcext:value-type="string">
            <text:p>MaxSP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10.466" calcext:value-type="float">
            <text:p>10,466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.75" calcext:value-type="float">
            <text:p>4,7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8.23" calcext:value-type="float">
            <text:p>8,23</text:p>
          </table:table-cell>
          <table:table-cell office:value-type="float" office:value="2.745" calcext:value-type="float">
            <text:p>2,745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5.005" calcext:value-type="float">
            <text:p>5,005</text:p>
          </table:table-cell>
          <table:table-cell office:value-type="float" office:value="1.64" calcext:value-type="float">
            <text:p>1,64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3.505" calcext:value-type="float">
            <text:p>3,505</text:p>
          </table:table-cell>
          <table:table-cell office:value-type="float" office:value="1.175" calcext:value-type="float">
            <text:p>1,17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.73" calcext:value-type="float">
            <text:p>1,73</text:p>
          </table:table-cell>
          <table:table-cell office:value-type="float" office:value="0.57" calcext:value-type="float">
            <text:p>0,57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.13" calcext:value-type="float">
            <text:p>1,13</text:p>
          </table:table-cell>
          <table:table-cell office:value-type="float" office:value="0.355" calcext:value-type="float">
            <text:p>0,355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67" calcext:value-type="float">
            <text:p>0,67</text:p>
          </table:table-cell>
          <table:table-cell office:value-type="float" office:value="0.215" calcext:value-type="float">
            <text:p>0,215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0.47" calcext:value-type="float">
            <text:p>0,47</text:p>
          </table:table-cell>
          <table:table-cell office:value-type="float" office:value="0.165" calcext:value-type="float">
            <text:p>0,165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23" calcext:value-type="float">
            <text:p>0,23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0.14" calcext:value-type="float">
            <text:p>0,14</text:p>
          </table:table-cell>
          <table:table-cell office:value-type="float" office:value="0.065" calcext:value-type="float">
            <text:p>0,065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08" calcext:value-type="float">
            <text:p>0,08</text:p>
          </table:table-cell>
          <table:table-cell office:value-type="float" office:value="0.04" calcext:value-type="float">
            <text:p>0,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B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B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9T23:22:16.870000000</meta:creation-date>
    <dc:date>2016-03-09T23:40:14.600000000</dc:date>
    <meta:editing-duration>PT2M27S</meta:editing-duration>
    <meta:editing-cycles>1</meta:editing-cycles>
    <meta:document-statistic meta:table-count="1" meta:cell-count="37" meta:object-count="1"/>
    <meta:generator>LibreOffice/5.0.4.2$Windows_x86 LibreOffice_project/2b9802c1994aa0b7dc6079e128979269cf95bc78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472cm" svg:height="13.498cm" xlink:href=".." xlink:type="simple" chart:class="chart:line" chart:style-name="ch1">
        <chart:title svg:x="11.978cm" svg:y="0.405cm" chart:style-name="ch2">
          <text:p>MaxSP</text:p>
        </chart:title>
        <chart:subtitle svg:x="10.06cm" svg:y="1.453cm" chart:style-name="ch3">
          <text:p>SPMF vs Own implementation</text:p>
        </chart:subtitle>
        <chart:legend chart:legend-position="end" svg:x="21.694cm" svg:y="6.201cm" style:legend-expansion="high" chart:style-name="ch4"/>
        <chart:plot-area chart:style-name="ch5" table:cell-range-address="Feuille1.B18:Feuille1.D31" chart:data-source-has-labels="both" svg:x="1.52cm" svg:y="2.405cm" svg:width="19.665cm" svg:height="9.843cm">
          <chartooo:coordinate-region svg:x="1.956cm" svg:y="2.604cm" svg:width="18.857cm" svg:height="8.997cm"/>
          <chart:axis chart:dimension="x" chart:name="primary-x" chart:style-name="ch6" chartooo:axis-type="auto">
            <chartooo:date-scale/>
            <chart:title svg:x="10.448cm" svg:y="12.517cm" chart:style-name="ch7">
              <text:p>minsup (%)</text:p>
            </chart:title>
            <chart:categories table:cell-range-address="Feuille1.B19:Feuille1.B31"/>
          </chart:axis>
          <chart:axis chart:dimension="y" chart:name="primary-y" chart:style-name="ch6">
            <chart:title svg:x="0.451cm" svg:y="7.939cm" chart:style-name="ch8">
              <text:p>time (s)</text:p>
            </chart:title>
            <chart:grid chart:style-name="ch9" chart:class="major"/>
          </chart:axis>
          <chart:series chart:style-name="ch10" chart:values-cell-range-address="Feuille1.C19:Feuille1.C31" chart:label-cell-address="Feuille1.C18:Feuille1.C18" chart:class="chart:line">
            <chart:data-point chart:repeated="13"/>
          </chart:series>
          <chart:series chart:style-name="ch11" chart:values-cell-range-address="Feuille1.D19:Feuille1.D31" chart:label-cell-address="Feuille1.D18:Feuille1.D18" chart:class="chart:line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SP (SPMF)</text:p>
                <draw:g>
                  <svg:desc>Feuille1.C18:Feuille1.C18</svg:desc>
                </draw:g>
              </table:table-cell>
              <table:table-cell office:value-type="string">
                <text:p>MaxSP</text:p>
                <draw:g>
                  <svg:desc>Feuille1.D18:Feuille1.D18</svg:desc>
                </draw:g>
              </table:table-cell>
            </table:table-row>
          </table:table-header-rows>
          <table:table-rows>
            <table:table-row>
              <table:table-cell office:value-type="float" office:value="30">
                <text:p>30</text:p>
                <draw:g>
                  <svg:desc>Feuille1.B19:Feuille1.B31</svg:desc>
                </draw:g>
              </table:table-cell>
              <table:table-cell office:value-type="float" office:value="NaN">
                <text:p>NaN</text:p>
                <draw:g>
                  <svg:desc>Feuille1.C19:Feuille1.C31</svg:desc>
                </draw:g>
              </table:table-cell>
              <table:table-cell office:value-type="float" office:value="NaN">
                <text:p>NaN</text:p>
                <draw:g>
                  <svg:desc>Feuille1.D19:Feuille1.D31</svg:desc>
                </draw:g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10.466">
                <text:p>10.46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8.23">
                <text:p>8.23</text:p>
              </table:table-cell>
              <table:table-cell office:value-type="float" office:value="2.745">
                <text:p>2.74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.005">
                <text:p>5.005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3.505">
                <text:p>3.505</text:p>
              </table:table-cell>
              <table:table-cell office:value-type="float" office:value="1.175">
                <text:p>1.17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73">
                <text:p>1.73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1.13">
                <text:p>1.13</text:p>
              </table:table-cell>
              <table:table-cell office:value-type="float" office:value="0.355">
                <text:p>0.35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67">
                <text:p>0.67</text:p>
              </table:table-cell>
              <table:table-cell office:value-type="float" office:value="0.215">
                <text:p>0.215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47">
                <text:p>0.47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23">
                <text:p>0.2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14">
                <text:p>0.14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8">
                <text:p>0.08</text:p>
              </table:table-cell>
              <table:table-cell office:value-type="float" office:value="0.04">
                <text:p>0.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 LibreOffice_project/2b9802c1994aa0b7dc6079e128979269cf95bc7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